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Stile_20_2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 Light" fo:font-size="14pt" fo:font-style="italic" fo:text-shadow="none" style:text-underline-style="none" fo:font-weight="bold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ce2" style:family="table-cell" style:parent-style-name="Stile_20_2">
      <style:table-cell-properties style:text-align-source="fix" style:repeat-content="false" style:rotation-align="none" style:shrink-to-fit="true"/>
      <style:paragraph-properties fo:text-align="center" fo:margin-left="0mm"/>
    </style:style>
    <style:style style:name="ce3" style:family="table-cell" style:parent-style-name="Excel_20_Built-in_20_20_25__20_-_20_Accent2" style:data-style-name="N20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Excel_20_Built-in_20_20_25__20_-_20_Accent6" style:data-style-name="N20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Stile_20_2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 Light" fo:font-size="14pt" fo:font-style="italic" fo:text-shadow="none" style:text-underline-style="none" fo:font-weight="bold" style:font-size-asian="14pt" style:font-style-asian="italic" style:font-weight-asian="bold" style:font-name-complex="Calibri Light" style:font-size-complex="14pt" style:font-style-complex="italic" style:font-weight-complex="bold"/>
    </style:style>
    <style:style style:name="ce6" style:family="table-cell" style:parent-style-name="Excel_20_Built-in_20_20_25__20_-_20_Accent2" style:data-style-name="N2012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20_25__20_-_20_Accent6" style:data-style-name="N2012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 office:value-type="string" office:string-value="nodes:50   cycle:True" calcext:value-type="string" table:number-columns-spanned="3" table:number-rows-spanned="1">
            <text:p><text:s/>nodes:50 <text:s text:c="2"/>cycle:True </text:p>
          </table:table-cell>
          <table:covered-table-cell table:number-columns-repeated="2" table:style-name="ce5"/>
          <table:table-cell table:number-columns-repeated="2"/>
          <table:table-cell table:style-name="ce1" office:value-type="string" office:string-value="Nodes:300  cycle:True" calcext:value-type="string" table:number-columns-spanned="3" table:number-rows-spanned="1">
            <text:p><text:s/>Nodes:300 <text:s/>cycle:True </text:p>
          </table:table-cell>
          <table:covered-table-cell table:number-columns-repeated="2" table:style-name="ce5"/>
          <table:table-cell/>
          <table:table-cell table:style-name="ce1" office:value-type="string" office:string-value="cycle:False" calcext:value-type="string" table:number-columns-spanned="3" table:number-rows-spanned="1">
            <text:p><text:s/>cycle:False 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office:string-value="edges" calcext:value-type="string">
            <text:p><text:s/>edges </text:p>
          </table:table-cell>
          <table:table-cell table:style-name="ce2" office:value-type="string" office:string-value="hasCycleUF" calcext:value-type="string">
            <text:p><text:s/>hasCycleUF </text:p>
          </table:table-cell>
          <table:table-cell table:style-name="ce2" office:value-type="string" office:string-value="hasCycleDFS" calcext:value-type="string">
            <text:p><text:s/>hasCycleDFS </text:p>
          </table:table-cell>
          <table:table-cell table:number-columns-repeated="2"/>
          <table:table-cell table:style-name="ce2" office:value-type="string" office:string-value="edges" calcext:value-type="string">
            <text:p><text:s/>edges </text:p>
          </table:table-cell>
          <table:table-cell table:style-name="ce2" office:value-type="string" office:string-value="hasCycleUF" calcext:value-type="string">
            <text:p><text:s/>hasCycleUF </text:p>
          </table:table-cell>
          <table:table-cell table:style-name="ce2" office:value-type="string" office:string-value="hasCycleDFS" calcext:value-type="string">
            <text:p><text:s/>hasCycleDFS </text:p>
          </table:table-cell>
          <table:table-cell/>
          <table:table-cell table:style-name="ce2" office:value-type="string" office:string-value="edges" calcext:value-type="string">
            <text:p><text:s/>edges </text:p>
          </table:table-cell>
          <table:table-cell table:style-name="ce2" office:value-type="string" office:string-value="hasCycleUF" calcext:value-type="string">
            <text:p><text:s/>hasCycleUF </text:p>
          </table:table-cell>
          <table:table-cell table:style-name="ce2" office:value-type="string" office:string-value="hasCycleDFS" calcext:value-type="string">
            <text:p><text:s/>hasCycleDFS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00321626663208008" calcext:value-type="float">
            <text:p>0.0003216</text:p>
          </table:table-cell>
          <table:table-cell office:value-type="float" office:value="0.0000193119049072266" calcext:value-type="float">
            <text:p>0.0000193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0.00271248817443848" calcext:value-type="float">
            <text:p>0.0027125</text:p>
          </table:table-cell>
          <table:table-cell office:value-type="float" office:value="0.0000255107879638672" calcext:value-type="float">
            <text:p>0.0000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496625900268555" calcext:value-type="float">
            <text:p>0.0004966</text:p>
          </table:table-cell>
          <table:table-cell office:value-type="float" office:value="0.000136852264404297" calcext:value-type="float">
            <text:p>0.0001369</text:p>
          </table:table-cell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7" office:value-type="float" office:value="0.000650882720947266" calcext:value-type="float">
            <text:p>0.0006509</text:p>
          </table:table-cell>
          <table:table-cell table:style-name="ce7" office:value-type="float" office:value="0.0000329017639160156" calcext:value-type="float">
            <text:p>0.0000329</text:p>
          </table:table-cell>
          <table:table-cell table:number-columns-repeated="2"/>
          <table:table-cell table:style-name="ce4" office:value-type="float" office:value="4300" calcext:value-type="float">
            <text:p>4300</text:p>
          </table:table-cell>
          <table:table-cell table:style-name="ce7" office:value-type="float" office:value="0.00759410858154297" calcext:value-type="float">
            <text:p>0.0075941</text:p>
          </table:table-cell>
          <table:table-cell table:style-name="ce7" office:value-type="float" office:value="0.0000333786010742187" calcext:value-type="float">
            <text:p>0.0000334</text:p>
          </table:table-cell>
          <table:table-cell/>
          <table:table-cell table:style-name="ce4" office:value-type="float" office:value="99" calcext:value-type="float">
            <text:p>99</text:p>
          </table:table-cell>
          <table:table-cell table:style-name="ce7" office:value-type="float" office:value="0.00115585327148438" calcext:value-type="float">
            <text:p>0.0011559</text:p>
          </table:table-cell>
          <table:table-cell table:style-name="ce7" office:value-type="float" office:value="0.000311136245727539" calcext:value-type="float">
            <text:p>0.000311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00674962997436523" calcext:value-type="float">
            <text:p>0.0006750</text:p>
          </table:table-cell>
          <table:table-cell office:value-type="float" office:value="0.0000336170196533203" calcext:value-type="float">
            <text:p>0.0000336</text:p>
          </table:table-cell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0.0493278503417969" calcext:value-type="float">
            <text:p>0.0493279</text:p>
          </table:table-cell>
          <table:table-cell office:value-type="float" office:value="0.0000827312469482422" calcext:value-type="float">
            <text:p>0.000082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342202186584473" calcext:value-type="float">
            <text:p>0.0034220</text:p>
          </table:table-cell>
          <table:table-cell office:value-type="float" office:value="0.00082087516784668" calcext:value-type="float">
            <text:p>0.0008209</text:p>
          </table:table-cell>
        </table:table-row>
        <table:table-row table:style-name="ro2">
          <table:table-cell table:style-name="ce4" office:value-type="float" office:value="250" calcext:value-type="float">
            <text:p>250</text:p>
          </table:table-cell>
          <table:table-cell table:style-name="ce7" office:value-type="float" office:value="0.000815629959106445" calcext:value-type="float">
            <text:p>0.0008156</text:p>
          </table:table-cell>
          <table:table-cell table:style-name="ce7" office:value-type="float" office:value="0.0000262260437011719" calcext:value-type="float">
            <text:p>0.0000262</text:p>
          </table:table-cell>
          <table:table-cell table:number-columns-repeated="2"/>
          <table:table-cell table:style-name="ce4" office:value-type="float" office:value="10300" calcext:value-type="float">
            <text:p>10300</text:p>
          </table:table-cell>
          <table:table-cell table:style-name="ce7" office:value-type="float" office:value="0.0161068439483643" calcext:value-type="float">
            <text:p>0.0161068</text:p>
          </table:table-cell>
          <table:table-cell table:style-name="ce7" office:value-type="float" office:value="0.000108718872070313" calcext:value-type="float">
            <text:p>0.0001087</text:p>
          </table:table-cell>
          <table:table-cell/>
          <table:table-cell table:style-name="ce4" office:value-type="float" office:value="299" calcext:value-type="float">
            <text:p>299</text:p>
          </table:table-cell>
          <table:table-cell table:style-name="ce7" office:value-type="float" office:value="0.00784444808959961" calcext:value-type="float">
            <text:p>0.0078444</text:p>
          </table:table-cell>
          <table:table-cell table:style-name="ce7" office:value-type="float" office:value="0.00171136856079102" calcext:value-type="float">
            <text:p>0.0017114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000574350357055664" calcext:value-type="float">
            <text:p>0.0005744</text:p>
          </table:table-cell>
          <table:table-cell office:value-type="float" office:value="0.0000193119049072266" calcext:value-type="float">
            <text:p>0.0000193</text:p>
          </table:table-cell>
          <table:table-cell table:number-columns-repeated="2"/>
          <table:table-cell office:value-type="float" office:value="14300" calcext:value-type="float">
            <text:p>14300</text:p>
          </table:table-cell>
          <table:table-cell office:value-type="float" office:value="0.0621554851531982" calcext:value-type="float">
            <text:p>0.0621555</text:p>
          </table:table-cell>
          <table:table-cell office:value-type="float" office:value="0.000148534774780273" calcext:value-type="float">
            <text:p>0.000148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0118067264556885" calcext:value-type="float">
            <text:p>0.0118067</text:p>
          </table:table-cell>
          <table:table-cell office:value-type="float" office:value="0.00260806083679199" calcext:value-type="float">
            <text:p>0.0026081</text:p>
          </table:table-cell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7" office:value-type="float" office:value="0.00117731094360352" calcext:value-type="float">
            <text:p>0.0011773</text:p>
          </table:table-cell>
          <table:table-cell table:style-name="ce7" office:value-type="float" office:value="0.0000391006469726562" calcext:value-type="float">
            <text:p>0.0000391</text:p>
          </table:table-cell>
          <table:table-cell table:number-columns-repeated="2"/>
          <table:table-cell table:style-name="ce4" office:value-type="float" office:value="18300" calcext:value-type="float">
            <text:p>18300</text:p>
          </table:table-cell>
          <table:table-cell table:style-name="ce7" office:value-type="float" office:value="0.0295817852020264" calcext:value-type="float">
            <text:p>0.0295818</text:p>
          </table:table-cell>
          <table:table-cell table:style-name="ce7" office:value-type="float" office:value="0.000237464904785156" calcext:value-type="float">
            <text:p>0.0002375</text:p>
          </table:table-cell>
          <table:table-cell/>
          <table:table-cell table:style-name="ce4" office:value-type="float" office:value="499" calcext:value-type="float">
            <text:p>499</text:p>
          </table:table-cell>
          <table:table-cell table:style-name="ce7" office:value-type="float" office:value="0.018261194229126" calcext:value-type="float">
            <text:p>0.0182612</text:p>
          </table:table-cell>
          <table:table-cell table:style-name="ce7" office:value-type="float" office:value="0.00417685508728027" calcext:value-type="float">
            <text:p>0.004176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000815153121948242" calcext:value-type="float">
            <text:p>0.0008152</text:p>
          </table:table-cell>
          <table:table-cell office:value-type="float" office:value="0.0000307559967041016" calcext:value-type="float">
            <text:p>0.0000308</text:p>
          </table:table-cell>
          <table:table-cell table:number-columns-repeated="2"/>
          <table:table-cell office:value-type="float" office:value="20300" calcext:value-type="float">
            <text:p>20300</text:p>
          </table:table-cell>
          <table:table-cell office:value-type="float" office:value="0.0870156288146973" calcext:value-type="float">
            <text:p>0.0870156</text:p>
          </table:table-cell>
          <table:table-cell office:value-type="float" office:value="0.000295877456665039" calcext:value-type="float">
            <text:p>0.0002959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0.0259890556335449" calcext:value-type="float">
            <text:p>0.0259891</text:p>
          </table:table-cell>
          <table:table-cell office:value-type="float" office:value="0.00562119483947754" calcext:value-type="float">
            <text:p>0.0056212</text:p>
          </table:table-cell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7" office:value-type="float" office:value="0.000933170318603516" calcext:value-type="float">
            <text:p>0.0009332</text:p>
          </table:table-cell>
          <table:table-cell table:style-name="ce7" office:value-type="float" office:value="0.0000379085540771484" calcext:value-type="float">
            <text:p>0.0000379</text:p>
          </table:table-cell>
          <table:table-cell table:number-columns-repeated="2"/>
          <table:table-cell table:style-name="ce4" office:value-type="float" office:value="25300" calcext:value-type="float">
            <text:p>25300</text:p>
          </table:table-cell>
          <table:table-cell table:style-name="ce7" office:value-type="float" office:value="0.107367992401123" calcext:value-type="float">
            <text:p>0.1073680</text:p>
          </table:table-cell>
          <table:table-cell table:style-name="ce7" office:value-type="float" office:value="0.000329017639160156" calcext:value-type="float">
            <text:p>0.0003290</text:p>
          </table:table-cell>
          <table:table-cell/>
          <table:table-cell table:style-name="ce4" office:value-type="float" office:value="699" calcext:value-type="float">
            <text:p>699</text:p>
          </table:table-cell>
          <table:table-cell table:style-name="ce7" office:value-type="float" office:value="0.034351110458374" calcext:value-type="float">
            <text:p>0.0343511</text:p>
          </table:table-cell>
          <table:table-cell table:style-name="ce7" office:value-type="float" office:value="0.00745964050292969" calcext:value-type="float">
            <text:p>0.007459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00120878219604492" calcext:value-type="float">
            <text:p>0.0012088</text:p>
          </table:table-cell>
          <table:table-cell office:value-type="float" office:value="0.0000309944152832031" calcext:value-type="float">
            <text:p>0.0000310</text:p>
          </table:table-cell>
          <table:table-cell table:number-columns-repeated="2"/>
          <table:table-cell office:value-type="float" office:value="30300" calcext:value-type="float">
            <text:p>30300</text:p>
          </table:table-cell>
          <table:table-cell office:value-type="float" office:value="0.142387628555298" calcext:value-type="float">
            <text:p>0.1423876</text:p>
          </table:table-cell>
          <table:table-cell office:value-type="float" office:value="0.000404119491577148" calcext:value-type="float">
            <text:p>0.000404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0.0552310943603516" calcext:value-type="float">
            <text:p>0.0552311</text:p>
          </table:table-cell>
          <table:table-cell office:value-type="float" office:value="0.0116822719573975" calcext:value-type="float">
            <text:p>0.0116823</text:p>
          </table:table-cell>
        </table:table-row>
        <table:table-row table:style-name="ro2">
          <table:table-cell table:style-name="ce4" office:value-type="float" office:value="900" calcext:value-type="float">
            <text:p>900</text:p>
          </table:table-cell>
          <table:table-cell table:style-name="ce7" office:value-type="float" office:value="0.0170853137969971" calcext:value-type="float">
            <text:p>0.0170853</text:p>
          </table:table-cell>
          <table:table-cell table:style-name="ce7" office:value-type="float" office:value="0.0000329017639160156" calcext:value-type="float">
            <text:p>0.0000329</text:p>
          </table:table-cell>
          <table:table-cell table:number-columns-repeated="2"/>
          <table:table-cell table:style-name="ce4" office:value-type="float" office:value="35300" calcext:value-type="float">
            <text:p>35300</text:p>
          </table:table-cell>
          <table:table-cell table:style-name="ce7" office:value-type="float" office:value="0.167616128921509" calcext:value-type="float">
            <text:p>0.1676161</text:p>
          </table:table-cell>
          <table:table-cell table:style-name="ce7" office:value-type="float" office:value="0.000538825988769531" calcext:value-type="float">
            <text:p>0.0005388</text:p>
          </table:table-cell>
          <table:table-cell/>
          <table:table-cell table:style-name="ce4" office:value-type="float" office:value="999" calcext:value-type="float">
            <text:p>999</text:p>
          </table:table-cell>
          <table:table-cell table:style-name="ce7" office:value-type="float" office:value="0.0672876834869385" calcext:value-type="float">
            <text:p>0.0672877</text:p>
          </table:table-cell>
          <table:table-cell table:style-name="ce7" office:value-type="float" office:value="0.0146121978759766" calcext:value-type="float">
            <text:p>0.0146122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45077705383301" calcext:value-type="float">
            <text:p>0.0014508</text:p>
          </table:table-cell>
          <table:table-cell office:value-type="float" office:value="0.0000450611114501953" calcext:value-type="float">
            <text:p>0.0000451</text:p>
          </table:table-cell>
          <table:table-cell table:number-columns-repeated="2"/>
          <table:table-cell office:value-type="float" office:value="38300" calcext:value-type="float">
            <text:p>38300</text:p>
          </table:table-cell>
          <table:table-cell office:value-type="float" office:value="0.218873977661133" calcext:value-type="float">
            <text:p>0.2188740</text:p>
          </table:table-cell>
          <table:table-cell office:value-type="float" office:value="0.000608682632446289" calcext:value-type="float">
            <text:p>0.0006087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0.103006601333618" calcext:value-type="float">
            <text:p>0.1030066</text:p>
          </table:table-cell>
          <table:table-cell office:value-type="float" office:value="0.0220177173614502" calcext:value-type="float">
            <text:p>0.0220177</text:p>
          </table:table-cell>
        </table:table-row>
        <table:table-row table:style-name="ro2">
          <table:table-cell table:style-name="ce4" office:value-type="float" office:value="1100" calcext:value-type="float">
            <text:p>1100</text:p>
          </table:table-cell>
          <table:table-cell table:style-name="ce7" office:value-type="float" office:value="0.00136518478393555" calcext:value-type="float">
            <text:p>0.0013652</text:p>
          </table:table-cell>
          <table:table-cell table:style-name="ce7" office:value-type="float" office:value="0.0000503063201904297" calcext:value-type="float">
            <text:p>0.0000503</text:p>
          </table:table-cell>
          <table:table-cell table:number-columns-repeated="2"/>
          <table:table-cell table:style-name="ce4" office:value-type="float" office:value="40300" calcext:value-type="float">
            <text:p>40300</text:p>
          </table:table-cell>
          <table:table-cell table:style-name="ce7" office:value-type="float" office:value="0.186720609664917" calcext:value-type="float">
            <text:p>0.1867206</text:p>
          </table:table-cell>
          <table:table-cell table:style-name="ce7" office:value-type="float" office:value="0.000654220581054688" calcext:value-type="float">
            <text:p>0.0006542</text:p>
          </table:table-cell>
          <table:table-cell/>
          <table:table-cell table:style-name="ce4" office:value-type="float" office:value="1299" calcext:value-type="float">
            <text:p>1299</text:p>
          </table:table-cell>
          <table:table-cell table:style-name="ce7" office:value-type="float" office:value="0.127651214599609" calcext:value-type="float">
            <text:p>0.1276512</text:p>
          </table:table-cell>
          <table:table-cell table:style-name="ce7" office:value-type="float" office:value="0.0251448154449463" calcext:value-type="float">
            <text:p>0.0251448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0.00170278549194336" calcext:value-type="float">
            <text:p>0.0017028</text:p>
          </table:table-cell>
          <table:table-cell office:value-type="float" office:value="0.0000488758087158203" calcext:value-type="float">
            <text:p>0.0000489</text:p>
          </table:table-cell>
          <table:table-cell table:number-columns-repeated="2"/>
          <table:table-cell office:value-type="float" office:value="44300" calcext:value-type="float">
            <text:p>44300</text:p>
          </table:table-cell>
          <table:table-cell office:value-type="float" office:value="0.209897756576538" calcext:value-type="float">
            <text:p>0.2098978</text:p>
          </table:table-cell>
          <table:table-cell office:value-type="float" office:value="0.000777482986450195" calcext:value-type="float">
            <text:p>0.0007775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0.140794515609741" calcext:value-type="float">
            <text:p>0.1407945</text:p>
          </table:table-cell>
          <table:table-cell office:value-type="float" office:value="0.02921462059021" calcext:value-type="float">
            <text:p>0.0292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4P2" style:volatile="true">
      <loext:text> </loext:text>
      <loext:fill-character> </loext:fill-character>
      <number:text>-   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9" number:title="Personalizzato">
      <number:number number:decimal-places="6" loext:min-decimal-places="6" number:min-integer-digits="1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€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20121" number:language="en" number:country="US">
      <number:number number:decimal-places="6" loext:min-decimal-places="6" number:min-integer-digits="1"/>
    </number:number-style>
    <number:number-style style:name="N20122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ile_20_2" style:display-name="Stile 2" style:family="table-cell" style:parent-style-name="Default" style:data-style-name="N104">
      <style:table-cell-properties fo:border-bottom="0.74pt solid #000000" fo:background-color="#20386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 Light" fo:font-family="'Calibri Light'" style:font-family-generic="swiss" fo:font-size="11pt" fo:font-style="italic" fo:text-shadow="none" style:text-underline-style="none" fo:font-weight="bold" style:font-size-asian="11pt" style:font-style-asian="italic" style:font-weight-asian="bold" style:font-name-complex="Calibri Light" style:font-family-complex="'Calibri Light'" style:font-family-generic-complex="swiss" style:font-size-complex="11pt" style:font-style-complex="italic" style:font-weight-complex="bold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54:09.494951648</meta:creation-date>
    <dc:date>2019-01-13T11:55:38.768723562</dc:date>
    <meta:editing-duration>PT1M29S</meta:editing-duration>
    <meta:editing-cycles>2</meta:editing-cycles>
    <meta:generator>LibreOffice/6.0.7.3$Linux_X86_64 LibreOffice_project/00m0$Build-3</meta:generator>
    <meta:document-statistic meta:table-count="1" meta:cell-count="129" meta:object-count="0"/>
  </office:meta>
</office:document-meta>
</file>